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500000000CF73E1439B139099FF.jpg" manifest:media-type="image/jpe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3" svg:font-family="Arial" style:font-adornments="Itálico" style:font-family-generic="swiss" style:font-pitch="variable"/>
    <style:font-face style:name="Arial2" svg:font-family="Arial" style:font-adornments="Negrito" style:font-family-generic="swiss" style:font-pitch="variable"/>
    <style:font-face style:name="Arial1" svg:font-family="Arial" style:font-adornments="Normal" style:font-family-generic="swiss" style:font-pitch="variable"/>
    <style:font-face style:name="Arial4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text-align="start" style:justify-single-word="false"/>
    </style:style>
    <style:style style:name="P3" style:family="paragraph" style:parent-style-name="Heading_20_1">
      <style:text-properties officeooo:paragraph-rsid="003e3d87"/>
    </style:style>
    <style:style style:name="P4" style:family="paragraph" style:parent-style-name="Text_20_body">
      <style:text-properties officeooo:paragraph-rsid="003e3d87"/>
    </style:style>
    <style:style style:name="P5" style:family="paragraph" style:parent-style-name="Text_20_body">
      <style:text-properties officeooo:rsid="0040c152" officeooo:paragraph-rsid="0040c152"/>
    </style:style>
    <style:style style:name="P6" style:family="paragraph" style:parent-style-name="Text_20_body">
      <style:text-properties officeooo:rsid="0041c537" officeooo:paragraph-rsid="0041c537"/>
    </style:style>
    <style:style style:name="P7" style:family="paragraph" style:parent-style-name="Text_20_body">
      <style:text-properties officeooo:rsid="00439703" officeooo:paragraph-rsid="00439703"/>
    </style:style>
    <style:style style:name="P8" style:family="paragraph" style:parent-style-name="Text_20_body">
      <style:text-properties fo:font-style="italic" officeooo:rsid="00439703" officeooo:paragraph-rsid="00439703" style:font-style-asian="italic" style:font-style-complex="italic"/>
    </style:style>
    <style:style style:name="P9" style:family="paragraph" style:parent-style-name="Text_20_body">
      <style:text-properties fo:font-style="italic" fo:font-weight="bold" officeooo:rsid="00439703" officeooo:paragraph-rsid="00439703" style:font-style-asian="italic" style:font-weight-asian="bold" style:font-style-complex="italic" style:font-weight-complex="bold"/>
    </style:style>
    <style:style style:name="P10" style:family="paragraph" style:parent-style-name="Text_20_body" style:list-style-name="L1">
      <style:text-properties fo:font-style="italic" fo:font-weight="bold" officeooo:rsid="00439703" officeooo:paragraph-rsid="00439703" style:font-style-asian="italic" style:font-weight-asian="bold" style:font-style-complex="italic" style:font-weight-complex="bold"/>
    </style:style>
    <style:style style:name="P11" style:family="paragraph" style:parent-style-name="Text_20_body">
      <style:text-properties fo:font-style="italic" fo:font-weight="bold" officeooo:rsid="00449359" officeooo:paragraph-rsid="00449359" style:font-style-asian="italic" style:font-weight-asian="bold" style:font-style-complex="italic" style:font-weight-complex="bold"/>
    </style:style>
    <style:style style:name="P12" style:family="paragraph" style:parent-style-name="Text_20_body" style:list-style-name="L2">
      <style:text-properties fo:font-style="italic" fo:font-weight="bold" officeooo:rsid="00449359" officeooo:paragraph-rsid="00449359" style:font-style-asian="italic" style:font-weight-asian="bold" style:font-style-complex="italic" style:font-weight-complex="bold"/>
    </style:style>
    <style:style style:name="P13" style:family="paragraph" style:parent-style-name="Text_20_body">
      <style:text-properties fo:font-style="italic" fo:font-weight="bold" officeooo:rsid="0044ecaa" officeooo:paragraph-rsid="0044ecaa" style:font-style-asian="italic" style:font-weight-asian="bold" style:font-style-complex="italic" style:font-weight-complex="bold"/>
    </style:style>
    <style:style style:name="P14" style:family="paragraph" style:parent-style-name="Text_20_body">
      <style:text-properties fo:font-style="italic" fo:font-weight="normal" officeooo:rsid="00449359" officeooo:paragraph-rsid="00449359" style:font-style-asian="italic" style:font-weight-asian="normal" style:font-style-complex="italic" style:font-weight-complex="normal"/>
    </style:style>
    <style:style style:name="P15" style:family="paragraph" style:parent-style-name="Text_20_body">
      <style:text-properties fo:font-weight="bold" officeooo:rsid="0044ecaa" officeooo:paragraph-rsid="0044ecaa" style:font-weight-asian="bold" style:font-weight-complex="bold"/>
    </style:style>
    <style:style style:name="P16" style:family="paragraph" style:parent-style-name="Text_20_body">
      <style:text-properties fo:font-weight="bold" officeooo:rsid="004699e9" officeooo:paragraph-rsid="004699e9" style:font-weight-asian="bold" style:font-weight-complex="bold"/>
    </style:style>
    <style:style style:name="P17" style:family="paragraph" style:parent-style-name="Text_20_body">
      <style:text-properties fo:font-weight="bold" officeooo:rsid="0047ec14" officeooo:paragraph-rsid="0047ec14" style:font-weight-asian="bold" style:font-weight-complex="bold"/>
    </style:style>
    <style:style style:name="P18" style:family="paragraph" style:parent-style-name="Text_20_body">
      <style:text-properties fo:font-style="normal" fo:font-weight="normal" officeooo:rsid="00449359" officeooo:paragraph-rsid="00449359" style:font-style-asian="normal" style:font-weight-asian="normal" style:font-style-complex="normal" style:font-weight-complex="normal"/>
    </style:style>
    <style:style style:name="P19" style:family="paragraph" style:parent-style-name="Text_20_body">
      <style:text-properties officeooo:rsid="00449359" officeooo:paragraph-rsid="00449359"/>
    </style:style>
    <style:style style:name="P20" style:family="paragraph" style:parent-style-name="Text_20_body" style:list-style-name="L3">
      <style:text-properties officeooo:rsid="00449359" officeooo:paragraph-rsid="00449359"/>
    </style:style>
    <style:style style:name="P21" style:family="paragraph" style:parent-style-name="Text_20_body" style:list-style-name="L3">
      <style:text-properties officeooo:paragraph-rsid="00449359"/>
    </style:style>
    <style:style style:name="P22" style:family="paragraph" style:parent-style-name="Text_20_body">
      <style:paragraph-properties fo:break-before="page"/>
      <style:text-properties fo:font-style="italic" fo:font-weight="bold" officeooo:rsid="00439703" officeooo:paragraph-rsid="00439703" style:font-style-asian="italic" style:font-weight-asian="bold" style:font-style-complex="italic" style:font-weight-complex="bold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fo:font-weight="normal" officeooo:rsid="00449359" style:font-style-asian="normal" style:font-weight-asian="normal" style:font-style-complex="normal" style:font-weight-complex="normal"/>
    </style:style>
    <style:style style:name="T4" style:family="text">
      <style:text-properties fo:font-style="normal" fo:font-weight="normal" officeooo:rsid="004699e9" style:font-style-asian="normal" style:font-weight-asian="normal" style:font-style-complex="normal" style:font-weight-complex="normal"/>
    </style:style>
    <style:style style:name="T5" style:family="text">
      <style:text-properties officeooo:rsid="003e3d87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bottom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032789390" text:style-name="Outline">
        <text:list-item>
          <text:h text:style-name="P3" text:outline-level="1"><text:span text:style-name="T5">Teologia prática – Isaías</text:span></text:h>
        </text:list-item>
      </text:list>
      <text:p text:style-name="P4"/>
      <text:p text:style-name="P5">O que é a Teologia prática</text:p>
      <text:p text:style-name="P5">→ Cobrir o currículo da disciplina Missão Integral. Vidas, não apenas almas.</text:p>
      <text:p text:style-name="P5">→ René Padilha e René Kivitz</text:p>
      <text:p text:style-name="P5">Evangelho não é só assistencialismo!</text:p>
      <text:p text:style-name="P6"/>
      <text:p text:style-name="P6"><text:span text:style-name="T1">“</text:span><text:span text:style-name="T6">Cuidar do ser como um todo, mas olha para o mundo e o contexto</text:span>.”</text:p>
      <text:p text:style-name="P6"/>
      <text:p text:style-name="P7"><text:tab/>A teologia prática é a reflexão autocrítica e projeção da Igreja em termos de como ela se entende, manifesta, ordena e integra a vida contemporânea da congregação de adoração, solidariedade e serviço no contexto local do povo de Deus.</text:p>
      <text:p text:style-name="P7"/>
      <text:p text:style-name="P8">Como traduzir “uma benção” para o vizinho?</text:p>
      <text:p text:style-name="P8">O que o evangelho faz como um agente de transformação.</text:p>
      <text:p text:style-name="P7"/>
      <text:p text:style-name="P9">The jump of the cat<text:span text:style-name="T2">.</text:span></text:p>
      <text:p text:style-name="P9"><text:span text:style-name="T2"/></text:p>
      <text:p text:style-name="P9"><text:span text:style-name="T2">O que </text:span><text:span text:style-name="T1">não é</text:span><text:span text:style-name="T2"> a Teologia Prática</text:span></text:p>
      <text:list xml:id="list47495505" text:style-name="L1">
        <text:list-item>
          <text:p text:style-name="P10"><text:span text:style-name="T2">Missão integral</text:span></text:p>
        </text:list-item>
        <text:list-item>
          <text:p text:style-name="P10"><text:span text:style-name="T2">Espiritualidade prática</text:span></text:p>
        </text:list-item>
        <text:list-item>
          <text:p text:style-name="P10"><text:span text:style-name="T2">Sistemática aplicada</text:span></text:p>
        </text:list-item>
      </text:list>
      <text:p text:style-name="P9"><text:span text:style-name="T2"/></text:p>
      <text:p text:style-name="P22"><text:span text:style-name="T2">No “cisma” da igreja, a igreja ficou na direita e a esquerda ficou com as humanas.</text:span></text:p>
      <text:p text:style-name="P9"><text:span text:style-name="T2"/></text:p>
      <text:p text:style-name="P11"><text:span text:style-name="T2">Corpus Cristh</text:span></text:p>
      <text:list xml:id="list136969165" text:style-name="L2">
        <text:list-item>
          <text:p text:style-name="P12"><text:span text:style-name="T2">Historicidade e fenomenologia</text:span></text:p>
        </text:list-item>
        <text:list-item>
          <text:p text:style-name="P12"><text:span text:style-name="T2">A mente de Cristo, para Igreja</text:span></text:p>
        </text:list-item>
        <text:list-item>
          <text:p text:style-name="P12"><text:span text:style-name="T2">O que Cristo pensa no Séx XXI?</text:span></text:p>
        </text:list-item>
      </text:list>
      <text:p text:style-name="P11"><text:span text:style-name="T2"/></text:p>
      <text:p text:style-name="P11"><text:span text:style-name="T2">A Teologia prática: É a leitura emergente fenomenológica da ação da igreja na cidade.</text:span></text:p>
      <text:p text:style-name="P11"><text:span text:style-name="T2"/></text:p>
      <text:p text:style-name="P11"><text:span text:style-name="T2">Como surgiu a teologia prática</text:span></text:p>
      <text:p text:style-name="P18">→ Surgiu com a igreja, poderíamos dizer em termos natalinos: Como umand personalidade da igreja. (Apocalipse 13:8)</text:p>
      <text:p text:style-name="P14"><text:span text:style-name="T1"/></text:p>
      <text:p text:style-name="P14"><text:span text:style-name="T1">Fenomenologicamente</text:span></text:p>
      <text:p text:style-name="P14"><text:span text:style-name="T1">A teologia prṕatica nasce por necessidade do aadvento conhecido como iluminismo (1715-1789)</text:span></text:p>
      <text:p text:style-name="P14"><text:span text:style-name="T1">Após o período patrístico e escolástico, com muitas correntes e ideologias séticas a respeito da teologia, induziram uma ação da igreja que chamamos de teologia prática.</text:span></text:p>
      <text:p text:style-name="P14"><text:span text:style-name="T1"/></text:p>
      <text:p text:style-name="P14"><text:span text:style-name="T1">Iluminismo</text:span></text:p>
      <text:p text:style-name="P14"><text:span text:style-name="T1">Foi um movimento intelectual que surgiu durante o século XVIII na Europa, que defendia o uso da razão (luz) contra o antigo regime (trevas) e pregava maior liberdade econômica e política</text:span></text:p>
      <text:p text:style-name="P14"><text:soft-page-break/><text:span text:style-name="T1">As críticas do movimento ao Antigo Regime eram em vários aspectos como:</text:span></text:p>
      <text:list xml:id="list1740436926" text:style-name="L3">
        <text:list-item>
          <text:p text:style-name="P21"><text:span text:style-name="T3">Mercantilismo</text:span></text:p>
        </text:list-item>
        <text:list-item>
          <text:p text:style-name="P20"><text:span text:style-name="T2">Absolutirmo monárquico</text:span></text:p>
        </text:list-item>
        <text:list-item>
          <text:p text:style-name="P20"><text:span text:style-name="T2">Poder da igreja e as verdades reveladas pela fé</text:span></text:p>
        </text:list-item>
        <text:list-item>
          <text:p text:style-name="P20"><text:span text:style-name="T2">Com base nos três pontos acima, podemos afirmar que o iluminismo defendia:</text:span></text:p>
        </text:list-item>
        <text:list-item>
          <text:p text:style-name="P20"><text:span text:style-name="T2">a liberdade econômica, ou seja, sem a intervenção do estado na economia</text:span></text:p>
        </text:list-item>
        <text:list-item>
          <text:p text:style-name="P20"><text:span text:style-name="T2">O antropocentrismo, ou seja, o avanço da ciência e da razão</text:span></text:p>
        </text:list-item>
        <text:list-item>
          <text:p text:style-name="P20"><text:span text:style-name="T2">O predomínio da burguesia e seus ideais</text:span></text:p>
        </text:list-item>
      </text:list>
      <text:p text:style-name="P19"><text:span text:style-name="T2"/></text:p>
      <text:p text:style-name="P15"><text:span text:style-name="T1">NO PAIN NO GAIN!</text:span></text:p>
      <text:p text:style-name="P15"><text:span text:style-name="T2">→ Muitas respostas surgiram por uma necessidade</text:span></text:p>
      <text:p text:style-name="P15"><text:span text:style-name="T2">→ Se você tem problema você tme “oportunidade” (ok)</text:span></text:p>
      <text:p text:style-name="P15"><text:span text:style-name="T2"/></text:p>
      <text:p text:style-name="P15"><text:span text:style-name="T2">O iluminismo foi o movimento histórico que teclou um F5 na teologia!</text:span></text:p>
      <text:p text:style-name="P15"><text:span text:style-name="T2">Além da sistemática, pensou-se apologética, teologia bíblica de missão, eclesiologia.</text:span></text:p>
      <text:p text:style-name="P15"><text:span text:style-name="T2"/></text:p>
      <text:p text:style-name="P15"><text:span text:style-name="T2">A teologia prática é mais que a teologia moral. Não é “sistematicamente articulada superstição que é prática”</text:span></text:p>
      <text:p text:style-name="P15"><text:span text:style-name="T2"/></text:p>
      <text:p text:style-name="P15"><text:span text:style-name="T2">Prática → Práxis → Ação e reflexão.</text:span></text:p>
      <text:p text:style-name="P13"><text:span text:style-name="T7">Como Blumenau lê a ADBlu? → Deve ser a “bíblia” que o mundo lê.</text:span></text:p>
      <text:p text:style-name="P15"><text:span text:style-name="T2"/></text:p>
      <text:p text:style-name="P15"><text:span text:style-name="T2"/></text:p>
      <text:p text:style-name="P15"><text:soft-page-break/><text:span text:style-name="T2">Nesse sentido, a teologia prática é a interpretação da mensagem cristã em ação ou a reflexão crítica sobre a mensagem. Históricamente, isso foi limitado ao trabalho do pastor ou à ação pastoral. Como já notado, a teologia prática denominada teologia pastoral.</text:span></text:p>
      <text:p text:style-name="P15"><text:span text:style-name="T2">Entretanto, a ação pastoral não se refere apenas ao trabalho do pastor. A ação pastoral é crescentemente compreendida como a ação da comunidade da igreja ou os atos dos crentes. Nessa luz, a teologia prática é a interpretação da mensagem cristã na ação da comunidade da igreja.</text:span></text:p>
      <text:p text:style-name="P15"><text:span text:style-name="T2"/></text:p>
      <text:p text:style-name="P16"><text:span text:style-name="T2">Pastorcentrismo *</text:span></text:p>
      <text:p text:style-name="P15"><text:span text:style-name="T2">Tudo centralizado. Pessoas com tarefas bem definidas, quase como funcionários de um sistema. E não apenas um corpo vivo.</text:span></text:p>
      <text:p text:style-name="P15"><text:span text:style-name="T4"/></text:p>
      <text:p text:style-name="P16"><text:span text:style-name="T2">Há um problema com a palavra “ação”. Quando limitamos a teologia prática à “interpretação da mensagem Cristã na ação da comunidade da igreja”, limitamos também nossa reflexão sobre o “fazer” em contraste com o “ser”. Isso resulta um retorno …. ao estudo.</text:span></text:p>
      <text:p text:style-name="P16"><text:span text:style-name="T2"/></text:p>
      <text:p text:style-name="P16"><text:span text:style-name="T2">A igreja é mais que sua ação. A comunidade da igreja, ou a vida da solidariedade da igreja, pe a koinonina. Nesse sentido, o objeto da teologia prática não é exclusivamente a ação da igreja.</text:span></text:p>
      <text:p text:style-name="P16"><text:span text:style-name="T2"/></text:p>
      <text:p text:style-name="P16"><text:span text:style-name="T2">A vida da comunidade da igreja pode, num certo sentido, começar com a experiência, ou o contexto do divino, mas isso acontece na cosmovisão de um mundo secular. A igreja existe em relação a Deus e ao mundo. O ministério da Igreja é influenciado, ou condicionado, por contextos culturais.</text:span></text:p>
      <text:p text:style-name="P16"><text:span text:style-name="T2"/></text:p>
      <text:p text:style-name="P16"><text:soft-page-break/><text:span text:style-name="T2">Qual é o objeto da Teologia prática?</text:span></text:p>
      <text:p text:style-name="P16"><text:span text:style-name="T1"><text:tab/>A ideia central é que a igreja não está isolada.</text:span><text:span text:style-name="T2"> Por isso uma das tarefas fundamentais da teologia prática é trazer o elemento da teologia prática é trazer o elemento da revelação, o divino, para diálogo com os desafios presentes em contextos culturais diferentes.</text:span></text:p>
      <text:p text:style-name="P16"><text:span text:style-name="T2">A teologia prática tem que reconhecer a tensão que existe entre o contexto divino e os contextos vividos.</text:span></text:p>
      <text:p text:style-name="P16"><text:span text:style-name="T2"/></text:p>
      <text:p text:style-name="P16"><text:span text:style-name="T2">A igreja precisa ser a resposta para a CPI da Covid. Reagir e ser resposta. Eu estou aqui e eu sou Reino de Deus. O Reino de Deus não é favorável à isso, mas é favoravel àquilo.</text:span></text:p>
      <text:p text:style-name="P16"><text:span text:style-name="T2"/></text:p>
      <text:p text:style-name="P17"><text:span text:style-name="T2">Falta a presença da igreja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3" svg:font-family="Arial" style:font-adornments="Itálico" style:font-family-generic="swiss" style:font-pitch="variable"/>
    <style:font-face style:name="Arial2" svg:font-family="Arial" style:font-adornments="Negrito" style:font-family-generic="swiss" style:font-pitch="variable"/>
    <style:font-face style:name="Arial1" svg:font-family="Arial" style:font-adornments="Normal" style:font-family-generic="swiss" style:font-pitch="variable"/>
    <style:font-face style:name="Arial4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fo:text-transform="uppercase" style:font-name="Arial1" fo:font-family="Arial" style:font-style-name="Normal" style:font-family-generic="swiss" style:font-pitch="variable" fo:font-size="12pt" fo:language="pt" fo:country="BR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50%"/>
      <style:text-properties style:font-name="Arial1" fo:font-family="Arial" style:font-style-name="Normal" style:font-family-generic="swiss" style:font-pitch="variable" fo:language="pt" fo:country="BR"/>
    </style:style>
    <style:style style:name="List" style:family="paragraph" style:hidden="true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hidden="true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hidden="true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paragraph-properties fo:margin-top="0.423cm" fo:margin-bottom="0.212cm" loext:contextual-spacing="false" text:number-lines="true" text:line-number="1"/>
      <style:text-properties fo:text-transform="uppercase" fo:font-size="12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top="0.353cm" fo:margin-bottom="0.212cm" loext:contextual-spacing="false"/>
      <style:text-properties fo:text-transform="capitalize" fo:font-size="12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top="0.247cm" fo:margin-bottom="0.212cm" loext:contextual-spacing="false"/>
      <style:text-properties fo:text-transform="capitalize" fo:font-size="12pt" fo:font-style="italic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variant="normal" fo:text-transform="none" fo:font-size="12pt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2pt" fo:font-weight="bold" style:font-size-asian="28pt" style:font-weight-asian="bold" style:font-size-complex="28pt" style:font-weight-complex="bold"/>
    </style:style>
    <style:style style:name="Text_20_body_20_indent" style:display-name="Text body indent" style:family="paragraph" style:hidden="true" style:parent-style-name="Text_20_body" style:class="text">
      <style:paragraph-properties fo:margin-left="0.499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1" style:display-name="Contents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Bibliography_20_Heading" style:display-name="Bibliography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rame_20_contents" style:display-name="Frame contents" style:family="paragraph" style:hidden="true" style:parent-style-name="Standard" style:class="extra"/>
    <style:style style:name="Signature" style:family="paragraph" style:hidden="true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Appendix" style:family="paragraph" style:hidden="true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Figure_20_Index_20_Heading" style:display-name="Figure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hidden="true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hidden="true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" style:family="paragraph" style:hidden="true" style:parent-style-name="Caption" style:class="extra"/>
    <style:style style:name="Table" style:family="paragraph" style:hidden="true" style:parent-style-name="Caption" style:class="extra"/>
    <style:style style:name="Text" style:family="paragraph" style:hidden="true" style:parent-style-name="Caption" style:class="extra"/>
    <style:style style:name="Drawing" style:family="paragraph" style:hidden="true" style:parent-style-name="Caption" style:class="extra"/>
    <style:style style:name="Header_20_left" style:display-name="Header left" style:family="paragraph" style:hidden="true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hidden="true" style:parent-style-name="Head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hidden="true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hidden="true" style:parent-style-name="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hidden="true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llustration" style:family="paragraph" style:hidden="true" style:parent-style-name="Caption" style:class="extra"/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Figure_20_Index_20_1" style:display-name="Figur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ntents_20_2" style:display-name="Contents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 fo:text-align="center" style:justify-single-word="false"/>
      <style:text-properties fo:text-transform="uppercase" fo:font-size="12pt" fo:font-weight="normal" style:font-size-asian="85%" style:font-weight-asian="bold" style:font-size-complex="85%" style:font-weight-complex="bold"/>
    </style:style>
    <style:style style:name="Heading_20_6" style:display-name="Heading 6" style:family="paragraph" style:hidden="true" style:parent-style-name="Heading" style:next-style-name="Text_20_body" style:default-outline-level="6" style:list-style-name="Outline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hidden="true" style:parent-style-name="Heading" style:next-style-name="Text_20_body" style:default-outline-level="7" style:list-style-name="Outline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hidden="true" style:parent-style-name="Heading" style:next-style-name="Text_20_body" style:default-outline-level="8" style:list-style-name="Outline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list-style-name="Outline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hidden="true" style:parent-style-name="Heading" style:next-style-name="Text_20_body" style:default-outline-level="10" style:list-style-name="Outline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Numbering_20_5_20_Cont." style:display-name="Numbering 5 Cont." style:family="paragraph" style:hidden="true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List_20_1" style:display-name="List 1" style:family="paragraph" style:hidden="true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Cont." style:display-name="List 1 Cont." style:family="paragraph" style:hidden="true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1_20_End" style:display-name="List 1 End" style:family="paragraph" style:hidden="true" style:parent-style-name="List" style:nex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_20_Start" style:display-name="List 1 Start" style:family="paragraph" style:hidden="true" style:parent-style-name="List" style:next-style-name="List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2" style:display-name="List 2" style:family="paragraph" style:hidden="true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2_20_Cont." style:display-name="List 2 Cont." style:family="paragraph" style:hidden="true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2_20_End" style:display-name="List 2 End" style:family="paragraph" style:hidden="true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2_20_Start" style:display-name="List 2 Start" style:family="paragraph" style:hidden="true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List_20_3" style:display-name="List 3" style:family="paragraph" style:hidden="true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3_20_Cont." style:display-name="List 3 Cont." style:family="paragraph" style:hidden="true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List_20_3_20_End" style:display-name="List 3 End" style:family="paragraph" style:hidden="true" style:parent-style-name="List" style:next-style-name="List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List_20_3_20_Start" style:display-name="List 3 Start" style:family="paragraph" style:hidden="true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4" style:display-name="List 4" style:family="paragraph" style:hidden="true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4_20_Cont." style:display-name="List 4 Cont." style:family="paragraph" style:hidden="true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List_20_4_20_End" style:display-name="List 4 End" style:family="paragraph" style:hidden="true" style:parent-style-name="List" style:next-style-name="List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List_20_4_20_Start" style:display-name="List 4 Start" style:family="paragraph" style:hidden="true" style:parent-style-name="List" style:next-style-name="List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List_20_5" style:display-name="List 5" style:family="paragraph" style:hidden="true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List_20_5_20_Cont." style:display-name="List 5 Cont." style:family="paragraph" style:hidden="true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List_20_5_20_End" style:display-name="List 5 End" style:family="paragraph" style:hidden="true" style:parent-style-name="List" style:next-style-name="List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List_20_5_20_Start" style:display-name="List 5 Start" style:family="paragraph" style:hidden="true" style:parent-style-name="List" style:next-style-name="List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Numbering_20_1" style:display-name="Numbering 1" style:family="paragraph" style:hidden="true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Start" style:display-name="Numbering 1 Start" style:family="paragraph" style:hidden="true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1_20_End" style:display-name="Numbering 1 End" style:family="paragraph" style:hidden="true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_20_Cont." style:display-name="Numbering 1 Cont." style:family="paragraph" style:hidden="true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2" style:display-name="Numbering 2" style:family="paragraph" style:hidden="true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2_20_Start" style:display-name="Numbering 2 Start" style:family="paragraph" style:hidden="true" style:parent-style-name="List" style:next-style-name="Numbering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Numbering_20_2_20_End" style:display-name="Numbering 2 End" style:family="paragraph" style:hidden="true" style:parent-style-name="List" style:next-style-name="Numbering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2_20_Cont." style:display-name="Numbering 2 Cont." style:family="paragraph" style:hidden="true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3" style:display-name="Numbering 3" style:family="paragraph" style:hidden="true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Numbering_20_3_20_Start" style:display-name="Numbering 3 Start" style:family="paragraph" style:hidden="true" style:parent-style-name="List" style:next-style-name="Numbering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Numbering_20_3_20_End" style:display-name="Numbering 3 End" style:family="paragraph" style:hidden="true" style:parent-style-name="List" style:next-style-name="Numbering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Numbering_20_3_20_Cont." style:display-name="Numbering 3 Cont." style:family="paragraph" style:hidden="true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Numbering_20_4" style:display-name="Numbering 4" style:family="paragraph" style:hidden="true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Numbering_20_4_20_Start" style:display-name="Numbering 4 Start" style:family="paragraph" style:hidden="true" style:parent-style-name="List" style:nex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4_20_End" style:display-name="Numbering 4 End" style:family="paragraph" style:hidden="true" style:parent-style-name="List" style:next-style-name="Numbering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Numbering_20_4_20_Cont." style:display-name="Numbering 4 Cont." style:family="paragraph" style:hidden="true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Numbering_20_5" style:display-name="Numbering 5" style:family="paragraph" style:hidden="true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Numbering_20_5_20_Start" style:display-name="Numbering 5 Start" style:family="paragraph" style:hidden="true" style:parent-style-name="List" style:next-style-name="Numbering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Numbering_20_5_20_End" style:display-name="Numbering 5 End" style:family="paragraph" style:hidden="true" style:parent-style-name="List" style:next-style-name="Numbering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itação" style:family="paragraph" style:parent-style-name="Standard" style:auto-update="true">
      <style:text-properties style:font-name="Arial1" fo:font-family="Arial" style:font-style-name="Normal" style:font-family-generic="swiss" style:font-pitch="variable" fo:language="pt" fo:country="BR"/>
    </style:style>
    <style:style style:name="Strong_20_Emphasis" style:display-name="Strong Emphasis" style:family="text">
      <style:text-properties style:font-name="Arial2" fo:font-family="Arial" style:font-style-name="Negrito" style:font-family-generic="swiss" style:font-pitch="variable" fo:font-weight="bold" style:font-weight-asian="bold" style:font-weight-complex="bold"/>
    </style:style>
    <style:style style:name="Emphasis" style:family="text">
      <style:text-properties style:font-name="Arial3" fo:font-family="Arial" style:font-style-name="Itálico" style:font-family-generic="swiss" style:font-pitch="variable" fo:font-style="italic" style:font-style-asian="italic" style:font-style-complex="italic"/>
    </style:style>
    <style:style style:name="Main_20_index_20_entry" style:display-name="Main index entry" style:family="text" style:hidden="true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font-name="Arial1" fo:font-family="Arial" style:font-style-name="Normal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font-name="Arial1" fo:font-family="Arial" style:font-style-name="Normal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tion" style:family="text">
      <style:text-properties style:font-name="Arial3" fo:font-family="Arial" style:font-style-name="Itálico" style:font-family-generic="swiss" style:font-pitch="variable" fo:font-style="italic" style:font-style-asian="italic" style:font-style-complex="italic"/>
    </style:style>
    <style:style style:name="Footnote_20_Symbol" style:display-name="Footnote Symbol" style:family="text" style:hidden="true"/>
    <style:style style:name="Endnote_20_anchor" style:display-name="Endnote anchor" style:family="text" style:hidden="true">
      <style:text-properties style:text-position="super 58%"/>
    </style:style>
    <style:style style:name="Footnote_20_anchor" style:display-name="Footnote anchor" style:family="text" style:hidden="true">
      <style:text-properties style:text-position="super 58%"/>
    </style:style>
    <style:style style:name="Caption_20_characters" style:display-name="Caption characters" style:family="text" style:hidden="true"/>
    <style:style style:name="Endnote_20_Symbol" style:display-name="Endnote Symbol" style:family="text" style:hidden="true"/>
    <style:style style:name="Source_20_Text" style:display-name="Source Text" style:family="text">
      <style:text-properties style:font-name="Arial1" fo:font-family="Arial" style:font-style-name="Normal" style:font-family-generic="swiss" style:font-pitch="variable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 style:hidden="true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 style:hidden="true"/>
    <style:style style:name="Index_20_Link" style:display-name="Index Link" style:family="text" style:hidden="true"/>
    <style:style style:name="Example" style:family="text" style:hidden="true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 style:hidden="true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 style:hidden="true"/>
    <style:style style:name="Drop_20_Caps" style:display-name="Drop Caps" style:family="text" style:hidden="true"/>
    <style:style style:name="Teletype" style:family="text" style:hidden="true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Rubies" style:family="text" style:hidden="true">
      <style:text-properties fo:font-size="6pt" style:text-underline-style="none" style:font-size-asian="6pt" style:font-size-complex="6pt" style:text-emphasize="none"/>
    </style:style>
    <style:style style:name="Page_20_Number" style:display-name="Page Number" style:family="text" style:hidden="true"/>
    <style:style style:name="Vertical_20_Numbering_20_Symbols" style:display-name="Vertical Numbering Symbols" style:family="text" style:hidden="true">
      <style:text-properties style:text-rotation-angle="90" style:text-rotation-scale="line-height"/>
    </style:style>
    <style:style style:name="Line_20_numbering" style:display-name="Line numbering" style:family="text" style:hidden="true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algorithm="alphanumeric" fo:language="pt" fo:country="BR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start" style:justify-single-word="false"/>
    </style:style>
    <style:style style:name="Mfr1" style:family="graphic" style:parent-style-name="Graphics">
      <style:graphic-properties style:vertical-pos="bottom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 style:page-usage="left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 style:page-usage="right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 style:next-style-name="Index">
      <style:header>
        <text:p text:style-name="Header"><draw:frame draw:style-name="Mfr1" draw:name="Image1" text:anchor-type="char" svg:width="17cm" svg:height="2.748cm" draw:z-index="4"><draw:image xlink:href="Pictures/1000000000000500000000CF73E1439B139099FF.jpg" xlink:type="simple" xlink:show="embed" xlink:actuate="onLoad" loext:mime-type="image/jpeg"/></draw:frame></text:p>
      </style:header>
      <style:footer>
        <text:p text:style-name="MP1"/>
      </style:footer>
    </style:master-page>
    <style:master-page style:name="Index" style:page-layout-name="Mpm1" style:next-style-name="First_20_Page">
      <style:header>
        <text:p text:style-name="Header"><draw:frame draw:style-name="Mfr1" draw:name="Image2" text:anchor-type="char" svg:width="17cm" svg:height="2.748cm" draw:z-index="3"><draw:image xlink:href="Pictures/1000000000000500000000CF73E1439B139099FF.jpg" xlink:type="simple" xlink:show="embed" xlink:actuate="onLoad" loext:mime-type="image/jpeg"/></draw:frame></text:p>
      </style:header>
      <style:footer>
        <text:p text:style-name="Footer"/>
      </style:footer>
    </style:master-page>
    <style:master-page style:name="Left_20_Page" style:display-name="Left Page" style:page-layout-name="Mpm2" style:next-style-name="Right_20_Page">
      <style:header>
        <text:p text:style-name="Header"><draw:frame draw:style-name="Mfr1" draw:name="Image4" text:anchor-type="char" svg:width="17cm" svg:height="2.748cm" draw:z-index="1"><draw:image xlink:href="Pictures/1000000000000500000000CF73E1439B139099FF.jpg" xlink:type="simple" xlink:show="embed" xlink:actuate="onLoad" loext:mime-type="image/jpeg"/></draw:frame></text:p>
      </style:header>
      <style:footer>
        <text:p text:style-name="MP2"><text:page-number text:select-page="current">4</text:page-number></text:p>
      </style:footer>
    </style:master-page>
    <style:master-page style:name="Right_20_Page" style:display-name="Right Page" style:page-layout-name="Mpm3" style:next-style-name="Left_20_Page">
      <style:header>
        <text:p text:style-name="Header"><draw:frame draw:style-name="Mfr1" draw:name="Image5" text:anchor-type="char" svg:width="17cm" svg:height="2.748cm" draw:z-index="0"><draw:image xlink:href="Pictures/1000000000000500000000CF73E1439B139099FF.jpg" xlink:type="simple" xlink:show="embed" xlink:actuate="onLoad" loext:mime-type="image/jpeg"/></draw:frame></text:p>
      </style:header>
      <style:footer>
        <text:p text:style-name="MP1"><text:page-number text:select-page="current">5</text:page-number></text:p>
      </style:footer>
    </style:master-page>
    <style:master-page style:name="First_20_Page" style:display-name="First Page" style:page-layout-name="Mpm1" style:next-style-name="Left_20_Page">
      <style:header>
        <text:p text:style-name="Header"><draw:frame draw:style-name="Mfr1" draw:name="Image3" text:anchor-type="char" svg:width="17cm" svg:height="2.748cm" draw:z-index="2"><draw:image xlink:href="Pictures/1000000000000500000000CF73E1439B139099FF.jpg" xlink:type="simple" xlink:show="embed" xlink:actuate="onLoad" loext:mime-type="image/jpeg"/></draw:frame></text:p>
      </style:header>
      <style:footer>
        <text:p text:style-name="MP1"><text:page-number text:select-page="current">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6T20:07:10.478470117</meta:creation-date>
    <dc:title>CTM</dc:title>
    <meta:editing-duration>PT11M5S</meta:editing-duration>
    <meta:editing-cycles>4</meta:editing-cycles>
    <meta:generator>LibreOffice/6.4.7.2$Linux_X86_64 LibreOffice_project/40$Build-2</meta:generator>
    <dc:date>2021-10-06T21:42:21.522592094</dc:date>
    <meta:document-statistic meta:table-count="0" meta:image-count="5" meta:object-count="0" meta:page-count="5" meta:paragraph-count="58" meta:word-count="769" meta:character-count="4483" meta:non-whitespace-character-count="3782"/>
    <meta:template xlink:type="simple" xlink:actuate="onRequest" xlink:title="CTM" xlink:href="../../../../../Templates/CTM.ott" meta:date="2021-10-06T20:07:09.178561034"/>
  </office:meta>
</office:document-meta>
</file>